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ET" svg:font-family="TimesET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ET1" svg:font-family="TimesET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/>
    </style:style>
    <style:style style:name="P2" style:family="paragraph" style:parent-style-name="Standard">
      <style:text-properties fo:font-size="8pt" style:font-size-asian="8pt"/>
    </style:style>
    <style:style style:name="P3" style:family="paragraph" style:parent-style-name="Standard">
      <style:paragraph-properties>
        <style:tab-stops>
          <style:tab-stop style:position="70.01mm"/>
        </style:tab-stops>
      </style:paragraph-properties>
      <style:text-properties fo:font-size="8pt" style:font-size-asian="8pt"/>
    </style:style>
    <style:style style:name="P4" style:family="paragraph" style:parent-style-name="Standard">
      <style:paragraph-properties>
        <style:tab-stops>
          <style:tab-stop style:position="20mm"/>
        </style:tab-stops>
      </style:paragraph-properties>
      <style:text-properties fo:font-size="8pt" style:font-size-asian="8pt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>
      <style:paragraph-properties fo:line-height="150%"/>
      <style:text-properties officeooo:paragraph-rsid="000af1a1"/>
    </style:style>
    <style:style style:name="P7" style:family="paragraph" style:parent-style-name="Standard">
      <style:paragraph-properties fo:line-height="150%"/>
      <style:text-properties officeooo:paragraph-rsid="0010bba0"/>
    </style:style>
    <style:style style:name="P8" style:family="paragraph" style:parent-style-name="Standard">
      <style:paragraph-properties fo:line-height="150%"/>
      <style:text-properties officeooo:paragraph-rsid="00130df7"/>
    </style:style>
    <style:style style:name="P9" style:family="paragraph" style:parent-style-name="Standard">
      <style:paragraph-properties fo:line-height="150%"/>
      <style:text-properties officeooo:paragraph-rsid="00134eb8"/>
    </style:style>
    <style:style style:name="P10" style:family="paragraph" style:parent-style-name="Standard">
      <style:paragraph-properties fo:line-height="150%"/>
      <style:text-properties officeooo:paragraph-rsid="0019267c"/>
    </style:style>
    <style:style style:name="P11" style:family="paragraph" style:parent-style-name="Standard">
      <style:text-properties fo:font-weight="bold" style:font-weight-asian="bold"/>
    </style:style>
    <style:style style:name="P12" style:family="paragraph" style:parent-style-name="Standard">
      <style:paragraph-properties fo:line-height="150%"/>
      <style:text-properties fo:font-weight="bold" style:font-weight-asian="bold"/>
    </style:style>
    <style:style style:name="P1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4" style:family="paragraph" style:parent-style-name="Standard">
      <style:text-properties fo:font-weight="bold" officeooo:paragraph-rsid="00134eb8" style:font-weight-asian="bold"/>
    </style:style>
    <style:style style:name="P15" style:family="paragraph" style:parent-style-name="Standard">
      <style:paragraph-properties>
        <style:tab-stops>
          <style:tab-stop style:position="50.01mm"/>
        </style:tab-stops>
      </style:paragraph-properties>
    </style:style>
    <style:style style:name="P16" style:family="paragraph" style:parent-style-name="Standard">
      <style:paragraph-properties fo:text-align="center" style:justify-single-word="false"/>
      <style:text-properties fo:font-size="16pt" fo:letter-spacing="1.06mm" fo:font-weight="bold" style:font-size-asian="16pt" style:font-weight-asian="bold"/>
    </style:style>
    <style:style style:name="P17" style:family="paragraph" style:parent-style-name="Standard">
      <style:paragraph-properties fo:margin-left="0mm" fo:margin-right="0mm" fo:line-height="150%" fo:text-align="justify" style:justify-single-word="false" fo:text-indent="98.41mm" style:auto-text-indent="false"/>
    </style:style>
    <style:style style:name="P18" style:family="paragraph" style:parent-style-name="Standard">
      <style:paragraph-properties fo:margin-left="0mm" fo:margin-right="0mm" fo:text-align="justify" style:justify-single-word="false" fo:text-indent="98.41mm" style:auto-text-indent="false"/>
    </style:style>
    <style:style style:name="P19" style:family="paragraph" style:parent-style-name="Standard">
      <style:paragraph-properties fo:margin-left="0mm" fo:margin-right="0mm" fo:line-height="150%" fo:text-indent="98.41mm" style:auto-text-indent="false">
        <style:tab-stops>
          <style:tab-stop style:position="85.02mm"/>
        </style:tab-stops>
      </style:paragraph-properties>
      <style:text-properties fo:font-size="14pt" style:font-size-asian="14pt" style:language-asian="ru" style:country-asian="RU" style:font-size-complex="14pt"/>
    </style:style>
    <style:style style:name="P20" style:family="paragraph" style:parent-style-name="Standard">
      <style:paragraph-properties fo:margin-left="0mm" fo:margin-right="0mm" fo:text-indent="98.43mm" style:auto-text-indent="false">
        <style:tab-stops>
          <style:tab-stop style:position="80.01mm"/>
        </style:tab-stops>
      </style:paragraph-properties>
      <style:text-properties fo:font-size="8pt" style:font-size-asian="8pt"/>
    </style:style>
    <style:style style:name="P21" style:family="paragraph" style:parent-style-name="Standard">
      <style:paragraph-properties fo:margin-left="0mm" fo:margin-right="0mm" fo:text-align="justify" style:justify-single-word="false" fo:text-indent="98.43mm" style:auto-text-indent="false"/>
    </style:style>
    <style:style style:name="P22" style:family="paragraph" style:parent-style-name="Standard">
      <style:paragraph-properties fo:line-height="150%" fo:padding-left="0mm" fo:padding-right="0mm" fo:padding-top="0mm" fo:padding-bottom="0.74mm" fo:border-left="none" fo:border-right="none" fo:border-top="none" fo:border-bottom="0.99pt solid #000000" style:join-border="false"/>
      <style:text-properties officeooo:paragraph-rsid="0019267c"/>
    </style:style>
    <style:style style:name="P23" style:family="paragraph" style:parent-style-name="Standard">
      <style:paragraph-properties fo:margin-left="0mm" fo:margin-right="0mm" fo:line-height="150%" fo:text-align="justify" style:justify-single-word="false" fo:text-indent="114.3mm" style:auto-text-indent="false">
        <style:tab-stops>
          <style:tab-stop style:position="110.01mm"/>
        </style:tab-stops>
      </style:paragraph-properties>
      <style:text-properties fo:font-weight="bold" style:font-weight-asian="bold"/>
    </style:style>
    <style:style style:name="P24" style:family="paragraph" style:parent-style-name="Title">
      <style:paragraph-properties fo:margin-left="50.02mm" fo:margin-right="0mm" fo:text-align="start" style:justify-single-word="false" fo:text-indent="12.51mm" style:auto-text-indent="false"/>
      <style:text-properties fo:font-size="8pt" style:font-size-asian="8pt"/>
    </style:style>
    <style:style style:name="P25" style:family="paragraph" style:parent-style-name="Subtitle">
      <style:text-properties fo:text-transform="uppercase" fo:font-size="8pt" style:font-size-asian="8pt" style:font-size-complex="8pt"/>
    </style:style>
    <style:style style:name="P26" style:family="paragraph" style:parent-style-name="Standard" style:master-page-name="Standard">
      <style:paragraph-properties fo:margin-left="2.5mm" fo:margin-right="0mm" fo:line-height="150%" fo:text-align="center" style:justify-single-word="false" fo:hyphenation-ladder-count="no-limit" fo:text-indent="0mm" style:auto-text-indent="false" style:page-number="auto"/>
      <style:text-properties fo:font-size="13pt" fo:font-weight="bold" style:font-size-asian="13pt" style:language-asian="ru" style:country-asian="RU" style:font-weight-asian="bold" style:font-size-complex="13pt" fo:hyphenate="true" fo:hyphenation-remain-char-count="2" fo:hyphenation-push-char-count="2"/>
    </style:style>
    <style:style style:name="P27" style:family="paragraph">
      <style:paragraph-properties fo:line-height="150%"/>
    </style:style>
    <style:style style:name="P28" style:family="paragraph">
      <loext:graphic-properties draw:fill="none" draw:fill-color="#ffffff"/>
      <style:text-properties style:font-name="Times New Roman" fo:font-style="italic" style:font-style-asian="italic" style:font-style-complex="italic"/>
    </style:style>
    <style:style style:name="P29" style:family="paragraph">
      <loext:graphic-properties draw:fill="none" draw:fill-color="#ffffff"/>
      <style:paragraph-properties fo:line-height="150%"/>
      <style:text-properties fo:font-size="12pt" fo:font-style="italic" style:font-style-asian="italic" style:font-style-complex="italic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57211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officeooo:rsid="00057211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officeooo:rsid="00063815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officeooo:rsid="0006753c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officeooo:rsid="0007e6b8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officeooo:rsid="000e06ff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solid" style:text-underline-width="auto" style:text-underline-color="font-color" fo:font-weight="normal" officeooo:rsid="00057211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12" style:family="text">
      <style:text-properties style:font-name="Times New Roman" fo:font-size="12pt" fo:font-style="italic" style:text-underline-style="solid" style:text-underline-width="auto" style:text-underline-color="font-color" officeooo:rsid="001e0984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13" style:family="text">
      <style:text-properties style:font-name="Times New Roman" fo:font-size="12pt" fo:font-style="italic" style:font-style-asian="italic" style:font-style-complex="italic"/>
    </style:style>
    <style:style style:name="gr1" style:family="graphic">
      <style:graphic-properties draw:stroke="none" svg:stroke-color="#000000" draw:fill="none" draw:fill-color="#ffffff" fo:min-height="64.3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51.1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инистерство науки и высшего образования Российской Федерации</text:p>
      <text:p text:style-name="P25"><text:bookmark text:name="_GoBack"/>федеральное государственное автономное образовательное учреждение высшего образования </text:p>
      <text:p text:style-name="P1">“САНКТ-ПЕТЕРБУРГСКИЙ НАЦИОНАЛЬНЫЙ ИССЛЕДОВАТЕЛЬСКИЙ </text:p>
      <text:p text:style-name="P1">УНИВЕРСИТЕТ ИНФОРМАЦИОННЫХ ТЕХНОЛОГИЙ, </text:p>
      <text:p text:style-name="P1">МЕХАНИКИ И ОПТИКИ”</text:p>
      <text:p text:style-name="P1"/>
      <text:p text:style-name="P23">УТВЕРЖДАЮ</text:p>
      <text:p text:style-name="P19">Руководитель ОП</text:p>
      <text:p text:style-name="P18">___________________ ___________</text:p>
      <text:p text:style-name="P20"><text:tab/><text:tab/>(Фамилия, И.О.)<text:tab/><text:tab/>(подпись)</text:p>
      <text:p text:style-name="P20"/>
      <text:p text:style-name="P17">«____» «_______________» 20____ г.</text:p>
      <text:p text:style-name="P21"/>
      <text:p text:style-name="P21"/>
      <text:p text:style-name="P16">ЗАДАНИЕ</text:p>
      <text:p text:style-name="P13">НА <text:s/>ВЫПУСКНУЮ <text:s/>КВАЛИФИКАЦИОННУЮ <text:s/>РАБОТУ</text:p>
      <text:p text:style-name="P1"/>
      <text:p text:style-name="P1"/>
      <text:p text:style-name="P5"><text:span text:style-name="T1">Студенту </text:span><text:span text:style-name="T4">Самарин А.О. <text:s text:c="5"/></text:span><text:span text:style-name="T2"><text:s/></text:span><text:span text:style-name="T1">Группа </text:span><text:span text:style-name="T10">M3437 <text:s/></text:span><text:span text:style-name="T1"><text:s/>Факультет </text:span><text:span text:style-name="T5">ИТИП</text:span></text:p>
      <text:p text:style-name="P5"><text:span text:style-name="T1">Руководитель ВКР </text:span><text:span text:style-name="T3">Чивилихин Даниил Сергеевич, </text:span><text:span text:style-name="T6">н.с., к.т.н., Университет ИТМО, ФИТиП, </text:span><text:span text:style-name="T7">научный сотрудник <text:s text:c="124"/></text:span></text:p>
      <text:p text:style-name="P3"><text:tab/>(ФИО, ученое звание, степень, место работы, должность)</text:p>
      <text:p text:style-name="Standard"><text:span text:style-name="T1">1 Наименование темы: </text:span><text:span text:style-name="T9">Разработка автоматизированного метода настройки<text:tab/><text:tab/> <text:s text:c="5"/>вариационных алгоритмов для квантового компьютера</text:span><text:span text:style-name="T11"> <text:s text:c="85"/></text:span></text:p>
      <text:p text:style-name="P6"><text:span text:style-name="T1">Направление подготовки (специальность)</text:span> <text:span text:style-name="T12">01.03.02, прикладная математика и <text:s text:c="18"/>информатика <text:s text:c="134"/></text:span></text:p>
      <text:p text:style-name="P5"><text:span text:style-name="T1">Направленность (профиль) </text:span><text:bookmark-start text:name="_Hlk499641872"/><text:span text:style-name="T3">Математические модели и алгоритмы в разработке <text:s text:c="16"/>программного обеспечени</text:span><text:bookmark-end text:name="_Hlk499641872"/><text:span text:style-name="T8">я <text:s text:c="5"/><text:tab/><text:tab/><text:tab/><text:tab/><text:tab/><text:tab/><text:tab/><text:tab/><text:tab/> <text:s text:c="4"/></text:span></text:p>
      <text:p text:style-name="Standard"><text:span text:style-name="T1">Квалификация </text:span><text:span text:style-name="T8">бакалавр <text:s text:c="26"/><text:tab/><text:tab/> <text:s text:c="63"/></text:span></text:p>
      <text:p text:style-name="P12"/>
      <text:p text:style-name="P5"><text:span text:style-name="T1">2 Срок сдачи студентом законченной работы <text:s text:c="2"/>«</text:span>______» «__________________» 20_____г.</text:p>
      <text:p text:style-name="P7"><draw:frame text:anchor-type="paragraph" draw:z-index="0" draw:name="Shape1" draw:style-name="gr1" draw:text-style-name="P28" svg:width="170.05mm" svg:height="64.39mm" svg:x="0.26mm" svg:y="4.32mm"><draw:text-box><text:p text:style-name="P27"><text:span text:style-name="T13">1) Изучить существующие подходы решения задачи поиска энергии основного состояния</text:span></text:p><text:p text:style-name="P27"><text:span text:style-name="T13">2) Изучить эволюционные алгоритмы</text:span></text:p><text:p text:style-name="P27"><text:span text:style-name="T13">3) Разработать несколько вариантов метода, настраивающего VQE с использованием эволюционных алгоритмов</text:span></text:p><text:p text:style-name="P27"><text:span text:style-name="T13">4) Оценить и сравнить эффективность методов</text:span></text:p><text:p text:style-name="P27"><text:span text:style-name="T13">5) Выбрать из методов наилучший</text:span></text:p></draw:text-box></draw:frame><text:span text:style-name="T1">3 Техническое задание и исходные данные к работе</text:span> </text:p>
      <text:p text:style-name="P8">________________________________________________________________________________</text:p>
      <text:p text:style-name="P5">________________________________________________________________________________</text:p>
      <text:p text:style-name="P5">________________________________________________________________________________</text:p>
      <text:p text:style-name="P5">________________________________________________________________________________</text:p>
      <text:p text:style-name="P5">________________________________________________________________________________</text:p>
      <text:p text:style-name="P5">________________________________________________________________________________</text:p>
      <text:p text:style-name="P5">________________________________________________________________________________</text:p>
      <text:p text:style-name="P5">________________________________________________________________________________</text:p>
      <text:p text:style-name="P5">________________________________________________________________________________</text:p>
      <text:p text:style-name="P9"><text:soft-page-break/>________________________________________________________________________________</text:p>
      <text:p text:style-name="P11"/>
      <text:p text:style-name="P14"><draw:frame text:anchor-type="paragraph" draw:z-index="1" draw:name="Shape1" draw:style-name="gr1" draw:text-style-name="P29" svg:width="170.05mm" svg:height="64.39mm" svg:x="1.15mm" svg:y="7.07mm"><draw:text-box><text:p text:style-name="P27"><text:span text:style-name="T13">1) Обзор квантовых вычислений</text:span></text:p><text:p text:style-name="P27"><text:span text:style-name="T13">2) Обзор существующих подходов к решению задачи поиска энергии основного состояния</text:span></text:p><text:p text:style-name="P27"><text:span text:style-name="T13">3) Обзор эволюционных алгоритмов</text:span></text:p><text:p text:style-name="P27"><text:span text:style-name="T13">4) Разработка вариантов метода автоматизированной настройки алгоритма VQE с использованием эволюционного подхода</text:span></text:p><text:p text:style-name="P27"><text:span text:style-name="T13">5) Оценка и сравнение эффективности вариантов метода</text:span></text:p><text:p text:style-name="P27"><text:span text:style-name="T13">6) Сравнение метода с существующими подходами</text:span></text:p></draw:text-box></draw:frame>4 Содержание выпускной квалификационной работы (перечень подлежащих разработке вопросов)</text:p>
      <text:p text:style-name="P5">________________________________________________________________________________</text:p>
      <text:p text:style-name="P5">________________________________________________________________________________</text:p>
      <text:p text:style-name="P5">________________________________________________________________________________</text:p>
      <text:p text:style-name="P5">________________________________________________________________________________</text:p>
      <text:p text:style-name="P5">________________________________________________________________________________</text:p>
      <text:p text:style-name="P5">________________________________________________________________________________________________________________________________________________________________</text:p>
      <text:p text:style-name="P5">________________________________________________________________________________</text:p>
      <text:p text:style-name="P5">________________________________________________________________________________</text:p>
      <text:p text:style-name="P5">________________________________________________________________________________</text:p>
      <text:p text:style-name="Standard"/>
      <text:p text:style-name="P5"><draw:frame text:anchor-type="paragraph" draw:z-index="2" draw:name="Shape1" draw:style-name="gr1" draw:text-style-name="P29" svg:width="170.05mm" svg:height="64.39mm" svg:x="0.09mm" svg:y="3.93mm"><draw:text-box><text:p text:style-name="P27"><text:span text:style-name="T13">1) Презентация</text:span></text:p></draw:text-box></draw:frame><text:span text:style-name="T1">5 Перечень графического материала (с указанием обязательного материала</text:span>) ________________________________________________________________________________</text:p>
      <text:p text:style-name="P5">________________________________________________________________________________</text:p>
      <text:p text:style-name="P5">________________________________________________________________________________</text:p>
      <text:p text:style-name="P5">________________________________________________________________________________</text:p>
      <text:p text:style-name="P5">________________________________________________________________________________</text:p>
      <text:p text:style-name="Standard">________________________________________________________________________________</text:p>
      <text:p text:style-name="Standard"><draw:frame text:anchor-type="paragraph" draw:z-index="3" draw:name="Shape1" draw:style-name="gr2" draw:text-style-name="P29" svg:width="171.14mm" svg:height="51.14mm" svg:x="0.09mm" svg:y="1.71mm"><draw:text-box><text:p text:style-name="P27"><text:span text:style-name="T13">1) Cao Y. [и др.]. Quantum Chemistry in the Age of Quantum Computing // arXiv:1812.09976 [quant-ph]. 2018.</text:span></text:p><text:p text:style-name="P27"><text:span text:style-name="T13">2) Буздалов М.В. Генерация тестов для определения неэффективных решений олимпиадных задач по программированию с использованием эволюционных алгоритмов: диссертация ... кандидата технических наук. Университет ИТМО, Санкт-Петербург, 2014.</text:span></text:p><text:p text:style-name="P27"><text:span text:style-name="T13">3) 6. Kandala A. [и др.]. Hardware-efficient Variational Quantum Eigensolver for Small Molecules and Quantum Magnets // Nature. 2017. № 7671 (549). C. 242–246.</text:span></text:p></draw:text-box></draw:frame><text:span text:style-name="T1">6 Исходные материалы и пособия</text:span> <text:s/></text:p>
      <text:p text:style-name="P5">________________________________________________________________________________</text:p>
      <text:p text:style-name="P5">________________________________________________________________________________</text:p>
      <text:p text:style-name="P10">________________________________________________________________________________</text:p>
      <text:p text:style-name="P10">________________________________________________________________________________</text:p>
      <text:p text:style-name="P10">________________________________________________________________________________</text:p>
      <text:p text:style-name="P10">________________________________________________________________________________</text:p>
      <text:p text:style-name="P22">_______________________________________________________________________________ </text:p>
      <text:p text:style-name="Standard"/>
      <text:p text:style-name="Standard"/>
      <text:p text:style-name="P2"/>
      <text:p text:style-name="Standard"><text:span text:style-name="T1">7 Дата выдачи задания «</text:span>____» «_________________» 20____г.</text:p>
      <text:p text:style-name="P2"/>
      <text:p text:style-name="P15"/>
      <text:p text:style-name="P15">Руководитель ВКР__________________________</text:p>
      <text:p text:style-name="P4"><text:tab/><text:tab/><text:tab/><text:tab/>(подпись)</text:p>
      <text:p text:style-name="P15"/>
      <text:p text:style-name="P15"><text:s/>Задание принял к исполнению___________________ <text:s/>«____» «______________» 20____г.</text:p>
      <text:p text:style-name="P24">(подпись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ET" svg:font-family="TimesET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ET1" svg:font-family="TimesET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font-size="12pt" style:font-size-asian="12pt" style:language-asian="ar" style:country-asian="SA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12mm" loext:contextual-spacing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7.62mm" fo:margin-right="0mm" fo:text-align="end" style:justify-single-word="false" fo:text-indent="-7.62mm" style:auto-text-indent="false" fo:keep-with-next="always">
        <style:tab-stops>
          <style:tab-stop style:position="7.62mm"/>
        </style:tab-stops>
      </style:paragraph-properties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0.16mm" fo:margin-right="0mm" fo:margin-top="4.23mm" fo:margin-bottom="1.06mm" loext:contextual-spacing="false" fo:text-indent="-10.16mm" style:auto-text-indent="false" fo:keep-with-next="always">
        <style:tab-stops>
          <style:tab-stop style:position="10.16mm"/>
        </style:tab-stops>
      </style:paragraph-properties>
      <style:text-properties style:font-name="Arial1" fo:font-family="Arial" style:font-family-generic="roman" style:font-pitch="variable" fo:font-size="14pt" fo:font-style="italic" fo:font-weight="bold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17.78mm" fo:margin-right="0mm" fo:text-align="center" style:justify-single-word="false" fo:text-indent="-17.78mm" style:auto-text-indent="false" fo:keep-with-next="always">
        <style:tab-stops>
          <style:tab-stop style:position="17.78mm"/>
        </style:tab-stops>
      </style:paragraph-properties>
      <style:text-properties fo:font-size="14pt" fo:font-weight="bold" style:font-size-asian="14pt" style:font-weight-asian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22.86mm" fo:margin-right="0mm" fo:margin-top="2.12mm" fo:margin-bottom="0mm" loext:contextual-spacing="false" fo:text-align="center" style:justify-single-word="false" fo:text-indent="-22.86mm" style:auto-text-indent="false" fo:keep-with-next="always">
        <style:tab-stops>
          <style:tab-stop style:position="22.86mm"/>
        </style:tab-stops>
      </style:paragraph-properties>
      <style:text-properties fo:font-weight="bold" style:font-weight-asian="bold"/>
    </style:style>
    <style:style style:name="Заголовок" style:family="paragraph" style:parent-style-name="Standard" style:next-style-name="Text_20_body" style:default-outline-level="">
      <style:paragraph-properties fo:margin-top="4.23mm" fo:margin-bottom="2.12mm" loext:contextual-spacing="false" fo:keep-with-next="always"/>
      <style:text-properties style:font-name="Arial1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Название1" style:family="paragraph" style:parent-style-name="Standard" style:default-outline-level="">
      <style:paragraph-properties fo:margin-top="2.12mm" fo:margin-bottom="2.12mm" loext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0" fo:font-size="12pt" style:font-size-asian="12pt" style:language-asian="he" style:country-asian="IL" style:font-size-complex="12pt" style:language-complex="he" style:country-complex="IL" fo:hyphenate="false" fo:hyphenation-remain-char-count="2" fo:hyphenation-push-char-count="2"/>
    </style:style>
    <style:style style:name="Знак_20_Знак_20_Знак_20_Знак_20_Знак_20_Знак" style:display-name="Знак Знак Знак Знак Знак Знак" style:family="paragraph" style:parent-style-name="Standard" style:default-outline-level="">
      <style:paragraph-properties fo:margin-top="0mm" fo:margin-bottom="2.82mm" loext:contextual-spacing="false" fo:line-height="4.23mm" fo:text-align="justify" style:justify-single-word="false" fo:orphans="0" fo:widows="0"/>
      <style:text-properties style:font-name="Verdana" fo:font-family="Verdana" style:font-family-generic="roman" style:font-pitch="variable" fo:font-size="10pt" fo:language="en" fo:country="US" style:letter-kerning="true" style:font-size-asian="10pt" style:font-name-complex="Verdana1" style:font-family-complex="Verdana" style:font-family-generic-complex="system" style:font-pitch-complex="variable" style:font-size-complex="10pt"/>
    </style:style>
    <style:style style:name="Основной_20_текст_20_21" style:display-name="Основной текст 21" style:family="paragraph" style:parent-style-name="Standard" style:default-outline-level="">
      <style:paragraph-properties fo:margin-top="0mm" fo:margin-bottom="2.12mm" loext:contextual-spacing="false" fo:line-height="200%"/>
    </style:style>
    <style:style style:name="Основной_20_текст_20_31" style:display-name="Основной текст 31" style:family="paragraph" style:parent-style-name="Standard" style:default-outline-level="">
      <style:paragraph-properties fo:margin-top="0mm" fo:margin-bottom="2.12mm" loext:contextual-spacing="false"/>
      <style:text-properties fo:font-size="8pt" style:font-size-asian="8pt" style:font-size-complex="8pt"/>
    </style:style>
    <style:style style:name="Основной_20_текст_20_с_20_отступом_20_31" style:display-name="Основной текст с отступом 31" style:family="paragraph" style:parent-style-name="Standard" style:default-outline-level="">
      <style:paragraph-properties fo:margin-left="4.99mm" fo:margin-right="0mm" fo:margin-top="0mm" fo:margin-bottom="2.12mm" loext:contextual-spacing="false" fo:text-indent="0mm" style:auto-text-indent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default-outline-level="" style:class="text">
      <style:paragraph-properties fo:margin-left="4.99mm" fo:margin-right="0mm" fo:margin-top="0mm" fo:margin-bottom="2.12mm" loext:contextual-spacing="false" fo:text-indent="0mm" style:auto-text-indent="false"/>
    </style:style>
    <style:style style:name="Title" style:family="paragraph" style:parent-style-name="Standard" style:next-style-name="Subtitle" style:default-outline-level="" style:class="chapter">
      <style:paragraph-properties fo:line-height="150%" fo:text-align="center" style:justify-single-word="false"/>
      <style:text-properties fo:font-size="13pt" style:font-name-asian="Calibri" style:font-family-asian="Calibri" style:font-family-generic-asian="system" style:font-pitch-asian="variable" style:font-size-asian="13pt" style:font-size-complex="10pt"/>
    </style:style>
    <style:style style:name="Subtitle" style:family="paragraph" style:parent-style-name="Standard" style:next-style-name="Text_20_body" style:default-outline-level="" style:class="chapter">
      <style:paragraph-properties fo:line-height="150%" fo:text-align="center" style:justify-single-word="false"/>
      <style:text-properties fo:font-size="13pt" fo:font-weight="bold" style:font-name-asian="Calibri" style:font-family-asian="Calibri" style:font-family-generic-asian="system" style:font-pitch-asian="variable" style:font-size-asian="13pt" style:font-weight-asian="bold" style:font-size-complex="10pt"/>
    </style:style>
    <style:style style:name="НоCf0мальный" style:family="paragraph" style:default-outline-level="">
      <style:paragraph-properties fo:text-align="start" style:justify-single-word="false" fo:orphans="2" fo:widows="2" fo:hyphenation-ladder-count="no-limit" style:writing-mode="lr-tb"/>
      <style:text-properties fo:language="en" fo:country="US" style:language-asian="ar" style:country-asian="SA" fo:hyphenate="false" fo:hyphenation-remain-char-count="2" fo:hyphenation-push-char-count="2"/>
    </style:style>
    <style:style style:name="formattext_20_topleveltext" style:display-name="formattext topleveltext" style:family="paragraph" style:parent-style-name="Standard" style:default-outline-level="">
      <style:paragraph-properties fo:margin-top="4.94mm" fo:margin-bottom="4.94mm" loext:contextual-spacing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Содержимое_20_таблицы" style:display-name="Содержимое таблицы" style:family="paragraph" style:parent-style-name="Standard" style:default-outline-level="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Содержимое_20_врезки" style:display-name="Содержимое врезки" style:family="paragraph" style:parent-style-name="Text_20_body" style:default-outline-level="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Default_20_Paragraph_20_Font" style:display-name="Default Paragraph Font" style:family="text"/>
    <style:style style:name="WW8Num1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4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0" style:family="text">
      <style:text-properties style:font-name="Wingdings" fo:font-family="Wingdings" style:font-family-generic="roman" style:font-pitch="variable" fo:font-size="20pt" style:font-size-asian="20pt" style:font-name-complex="Wingdings1" style:font-family-complex="Wingdings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5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5z4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7z0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WW8Num7z1" style:family="text">
      <style:text-properties style:font-name-complex="Times New Roman1" style:font-family-complex="'Times New Roman'" style:font-family-generic-complex="system" style:font-pitch-complex="variable"/>
    </style:style>
    <style:style style:name="WW8Num8z0" style:family="text">
      <style:text-properties style:font-name="TimesET" fo:font-family="TimesET" style:font-family-generic="roman" style:font-pitch="variable" style:font-name-complex="TimesET1" style:font-family-complex="TimesET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9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4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0z0" style:family="text">
      <style:text-properties style:font-name="Symbol" fo:font-family="Symbol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1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0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1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1z4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2z0" style:family="text">
      <style:text-properties style:font-name="Symbol" fo:font-family="Symbol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2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3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3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4z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1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4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Основной_20_шрифт_20_абзаца1" style:display-name="Основной шрифт абзаца1" style:family="text"/>
    <style:style style:name="f" style:family="text">
      <style:text-properties style:font-name-complex="Times New Roman1" style:font-family-complex="'Times New Roman'" style:font-family-generic-complex="system" style:font-pitch-complex="variable"/>
    </style:style>
    <style:style style:name="Знак_20_Знак2" style:display-name="Знак Знак2" style:family="text">
      <style:text-properties fo:font-size="13pt" fo:language="ru" fo:country="RU" style:font-name-asian="Calibri" style:font-family-asian="Calibri" style:font-family-generic-asian="system" style:font-pitch-asian="variable" style:font-size-asian="13pt" style:language-asian="ar" style:country-asian="SA" style:language-complex="ar" style:country-complex="SA"/>
    </style:style>
    <style:style style:name="Знак_20_Знак1" style:display-name="Знак Знак1" style:family="text">
      <style:text-properties fo:font-size="13pt" fo:language="ru" fo:country="RU" fo:font-weight="bold" style:font-name-asian="Calibri" style:font-family-asian="Calibri" style:font-family-generic-asian="system" style:font-pitch-asian="variable" style:font-size-asian="13pt" style:language-asian="ar" style:country-asian="SA" style:font-weight-asian="bold" style:language-complex="ar" style:country-complex="SA"/>
    </style:style>
    <style:style style:name="Знак_20_Знак" style:display-name="Знак Знак" style:family="text">
      <style:text-properties fo:font-size="12pt" fo:language="ru" fo:country="RU" style:font-size-asian="12pt" style:language-asian="ar" style:country-asian="SA" style:language-complex="ar" style:country-complex="SA"/>
    </style:style>
    <style:style style:name="page_20_number" style:display-name="page number" style:family="text" style:parent-style-name="Основной_20_шрифт_20_абзаца1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Знак_20_Знак3" style:display-name="Знак Знак3" style:family="text">
      <style:text-properties fo:font-size="12pt" style:font-size-asian="12pt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fo:font-size="20pt" style:font-size-asian="20pt"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Wingdings1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7.62mm" fo:margin-left="7.62m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0.16mm" fo:margin-left="10.16m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2.7mm" fo:margin-left="12.7m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5.24mm" fo:margin-left="15.24m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7.78mm" fo:margin-left="17.78m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0.32mm" fo:margin-left="20.32m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2.86mm" fo:margin-left="22.86m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5.4mm" fo:margin-left="25.4m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5.01mm" fo:text-indent="10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bullet text:level="1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54.06mm" fo:margin-left="44.06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5.01mm" fo:text-indent="12.5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50.61mm" fo:text-indent="-6.35mm" fo:margin-left="50.6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63.31mm" fo:text-indent="-6.35mm" fo:margin-left="63.31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76.01mm" fo:text-indent="-6.35mm" fo:margin-left="76.01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88.71mm" fo:text-indent="-6.35mm" fo:margin-left="88.7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101.41mm" fo:text-indent="-6.35mm" fo:margin-left="101.41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114.11mm" fo:text-indent="-6.35mm" fo:margin-left="114.11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26.81mm" fo:text-indent="-6.35mm" fo:margin-left="126.81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13.85mm" fo:text-indent="7.5m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2.7mm" fo:margin-bottom="12.51mm" fo:margin-left="25.01mm" fo:margin-right="15.01mm" fo:background-color="#ffffff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100%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3mm" fo:margin-left="0mm" fo:margin-right="0mm" fo:margin-bottom="6.3mm" style:dynamic-spacing="true"/>
      </style:header-style>
      <style:footer-style>
        <style:header-footer-properties fo:min-height="7.5mm" fo:margin-left="0mm" fo:margin-right="0mm" fo:margin-top="6.49mm" style:dynamic-spacing="true"/>
      </style:footer-style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ВЫБОР ТЕМЫ ВКР, НАЗНАЧЕНИЕ НАУЧНОГО РУКОВОДИТЕЛЯ, РЕЦЕНЗЕНТА, ПРОЦЕДУРА ЗАЩИТЫ И АППЕЛЯЦИИ</dc:title>
    <meta:initial-creator>TVA</meta:initial-creator>
    <meta:editing-cycles>35</meta:editing-cycles>
    <meta:print-date>2016-01-26T10:08:00</meta:print-date>
    <meta:creation-date>2018-07-16T14:13:00</meta:creation-date>
    <dc:date>2019-04-24T19:17:08.152931936</dc:date>
    <meta:editing-duration>PT53M12S</meta:editing-duration>
    <meta:generator>LibreOffice/6.2.2.2$Linux_X86_64 LibreOffice_project/20$Build-2</meta:generator>
    <meta:document-statistic meta:table-count="0" meta:image-count="0" meta:object-count="0" meta:page-count="2" meta:paragraph-count="60" meta:word-count="187" meta:character-count="4617" meta:non-whitespace-character-count="396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